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TextDictionary.PlainTextDictionary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inTextDictionary.PlainTextDictionary( InputStream dic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TextDictionary.getWord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TextDictionary.PlainTextDictionary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